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-33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0% 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text-position="-33%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.27cm" svg:height="0.762cm" svg:x="3.54cm" svg:y="5.445cm">
          <text:p text:style-name="P1"><text:span text:style-name="T1">h</text:span><text:span text:style-name="T2">1</text:span></text:p>
        </draw:rect>
        <draw:rect draw:style-name="gr1" draw:text-style-name="P2" xml:id="id2" draw:id="id2" draw:layer="layout" svg:width="1.27cm" svg:height="0.762cm" svg:x="5.74cm" svg:y="5.445cm">
          <text:p text:style-name="P1"><text:span text:style-name="T1">h</text:span><text:span text:style-name="T3">2</text:span></text:p>
        </draw:rect>
        <draw:rect draw:style-name="gr2" draw:text-style-name="P2" xml:id="id3" draw:id="id3" draw:layer="layout" svg:width="1.27cm" svg:height="0.762cm" svg:x="7.94cm" svg:y="5.445cm">
          <text:p text:style-name="P1"><text:span text:style-name="T4">…</text:span></text:p>
        </draw:rect>
        <draw:rect draw:style-name="gr1" draw:text-style-name="P2" xml:id="id4" draw:id="id4" draw:layer="layout" svg:width="1.27cm" svg:height="0.762cm" svg:x="10.14cm" svg:y="5.445cm">
          <text:p text:style-name="P1"><text:span text:style-name="T1">h</text:span><text:span text:style-name="T3">t</text:span></text:p>
        </draw:rect>
        <draw:rect draw:style-name="gr2" draw:text-style-name="P2" xml:id="id5" draw:id="id5" draw:layer="layout" svg:width="1.27cm" svg:height="0.762cm" svg:x="12.34cm" svg:y="5.445cm">
          <text:p text:style-name="P1"><text:span text:style-name="T4">…</text:span></text:p>
        </draw:rect>
        <draw:rect draw:style-name="gr1" draw:text-style-name="P2" xml:id="id6" draw:id="id6" draw:layer="layout" svg:width="1.27cm" svg:height="0.762cm" svg:x="14.54cm" svg:y="5.445cm">
          <text:p text:style-name="P1"><text:span text:style-name="T1">h</text:span><text:span text:style-name="T3">n</text:span></text:p>
        </draw:rect>
        <draw:connector draw:style-name="gr3" draw:text-style-name="P1" draw:layer="layout" draw:type="line" svg:x1="4.81cm" svg:y1="5.826cm" svg:x2="5.74cm" svg:y2="5.826cm" draw:start-shape="id1" draw:start-glue-point="1" draw:end-shape="id2" draw:end-glue-point="3" svg:d="M4810 5826h930">
          <text:p/>
        </draw:connector>
        <draw:connector draw:style-name="gr3" draw:text-style-name="P1" draw:layer="layout" draw:type="line" svg:x1="7.01cm" svg:y1="5.826cm" svg:x2="7.94cm" svg:y2="5.826cm" draw:start-shape="id2" draw:start-glue-point="1" draw:end-shape="id3" draw:end-glue-point="3" svg:d="M7010 5826h930">
          <text:p/>
        </draw:connector>
        <draw:connector draw:style-name="gr3" draw:text-style-name="P1" draw:layer="layout" draw:type="line" svg:x1="9.21cm" svg:y1="5.826cm" svg:x2="10.14cm" svg:y2="5.826cm" draw:start-shape="id3" draw:start-glue-point="1" draw:end-shape="id4" draw:end-glue-point="3" svg:d="M9210 5826h930">
          <text:p/>
        </draw:connector>
        <draw:connector draw:style-name="gr3" draw:text-style-name="P1" draw:layer="layout" draw:type="line" svg:x1="11.41cm" svg:y1="5.826cm" svg:x2="12.34cm" svg:y2="5.826cm" draw:start-shape="id4" draw:start-glue-point="1" draw:end-shape="id5" draw:end-glue-point="3" svg:d="M11410 5826h930">
          <text:p/>
        </draw:connector>
        <draw:connector draw:style-name="gr3" draw:text-style-name="P1" draw:layer="layout" draw:type="line" svg:x1="13.61cm" svg:y1="5.826cm" svg:x2="14.54cm" svg:y2="5.826cm" draw:start-shape="id5" draw:start-glue-point="1" draw:end-shape="id6" draw:end-glue-point="3" svg:d="M13610 5826h930">
          <text:p/>
        </draw:connector>
        <draw:rect draw:style-name="gr2" draw:text-style-name="P2" xml:id="id7" draw:id="id7" draw:layer="layout" svg:width="1.27cm" svg:height="0.762cm" svg:x="3.54cm" svg:y="7.045cm">
          <text:p text:style-name="P1"><text:span text:style-name="T5">x</text:span><text:span text:style-name="T2">1</text:span></text:p>
        </draw:rect>
        <draw:rect draw:style-name="gr2" draw:text-style-name="P2" xml:id="id9" draw:id="id9" draw:layer="layout" svg:width="1.27cm" svg:height="0.762cm" svg:x="5.74cm" svg:y="7.045cm">
          <text:p text:style-name="P1"><text:span text:style-name="T5">x</text:span><text:span text:style-name="T6">2</text:span></text:p>
        </draw:rect>
        <draw:rect draw:style-name="gr2" draw:text-style-name="P2" xml:id="id11" draw:id="id11" draw:layer="layout" svg:width="1.27cm" svg:height="0.762cm" svg:x="10.14cm" svg:y="7.045cm">
          <text:p text:style-name="P1"><text:span text:style-name="T5">x</text:span><text:span text:style-name="T3">t</text:span></text:p>
        </draw:rect>
        <draw:rect draw:style-name="gr2" draw:text-style-name="P2" xml:id="id13" draw:id="id13" draw:layer="layout" svg:width="1.27cm" svg:height="0.762cm" svg:x="14.54cm" svg:y="7.045cm">
          <text:p text:style-name="P1"><text:span text:style-name="T5">x</text:span><text:span text:style-name="T3">n</text:span></text:p>
        </draw:rect>
        <draw:rect draw:style-name="gr2" draw:text-style-name="P2" xml:id="id8" draw:id="id8" draw:layer="layout" svg:width="1.27cm" svg:height="0.762cm" svg:x="3.54cm" svg:y="3.845cm">
          <text:p text:style-name="P1"><text:span text:style-name="T5">y</text:span><text:span text:style-name="T2">1</text:span></text:p>
        </draw:rect>
        <draw:rect draw:style-name="gr2" draw:text-style-name="P2" xml:id="id10" draw:id="id10" draw:layer="layout" svg:width="1.27cm" svg:height="0.762cm" svg:x="5.74cm" svg:y="3.845cm">
          <text:p text:style-name="P1"><text:span text:style-name="T5">y</text:span><text:span text:style-name="T6">2</text:span></text:p>
        </draw:rect>
        <draw:rect draw:style-name="gr2" draw:text-style-name="P2" xml:id="id12" draw:id="id12" draw:layer="layout" svg:width="1.27cm" svg:height="0.762cm" svg:x="10.14cm" svg:y="3.845cm">
          <text:p text:style-name="P1"><text:span text:style-name="T5">y</text:span><text:span text:style-name="T3">t</text:span></text:p>
        </draw:rect>
        <draw:rect draw:style-name="gr2" draw:text-style-name="P2" xml:id="id14" draw:id="id14" draw:layer="layout" svg:width="1.27cm" svg:height="0.762cm" svg:x="14.54cm" svg:y="3.845cm">
          <text:p text:style-name="P1"><text:span text:style-name="T5">y</text:span><text:span text:style-name="T3">n</text:span></text:p>
        </draw:rect>
        <draw:connector draw:style-name="gr3" draw:text-style-name="P1" draw:layer="layout" draw:type="line" svg:x1="4.175cm" svg:y1="7.045cm" svg:x2="4.175cm" svg:y2="6.207cm" draw:start-shape="id7" draw:start-glue-point="0" draw:end-shape="id1" draw:end-glue-point="2" svg:d="M4175 7045v-838">
          <text:p/>
        </draw:connector>
        <draw:connector draw:style-name="gr3" draw:text-style-name="P1" draw:layer="layout" draw:type="line" svg:x1="4.175cm" svg:y1="5.445cm" svg:x2="4.175cm" svg:y2="4.607cm" draw:start-shape="id1" draw:start-glue-point="0" draw:end-shape="id8" draw:end-glue-point="2" svg:d="M4175 5445v-838">
          <text:p/>
        </draw:connector>
        <draw:connector draw:style-name="gr3" draw:text-style-name="P1" draw:layer="layout" draw:type="line" svg:x1="6.375cm" svg:y1="7.045cm" svg:x2="6.375cm" svg:y2="6.207cm" draw:start-shape="id9" draw:start-glue-point="0" draw:end-shape="id2" draw:end-glue-point="2" svg:d="M6375 7045v-838">
          <text:p/>
        </draw:connector>
        <draw:connector draw:style-name="gr3" draw:text-style-name="P1" draw:layer="layout" draw:type="line" svg:x1="6.375cm" svg:y1="5.445cm" svg:x2="6.375cm" svg:y2="4.607cm" draw:start-shape="id2" draw:start-glue-point="0" draw:end-shape="id10" draw:end-glue-point="2" svg:d="M6375 5445v-838">
          <text:p/>
        </draw:connector>
        <draw:connector draw:style-name="gr3" draw:text-style-name="P1" draw:layer="layout" draw:type="line" svg:x1="10.775cm" svg:y1="7.045cm" svg:x2="10.775cm" svg:y2="6.207cm" draw:start-shape="id11" draw:start-glue-point="0" draw:end-shape="id4" draw:end-glue-point="2" svg:d="M10775 7045v-838">
          <text:p/>
        </draw:connector>
        <draw:connector draw:style-name="gr3" draw:text-style-name="P1" draw:layer="layout" draw:type="line" svg:x1="10.775cm" svg:y1="5.445cm" svg:x2="10.775cm" svg:y2="4.607cm" draw:start-shape="id4" draw:start-glue-point="0" draw:end-shape="id12" draw:end-glue-point="2" svg:d="M10775 5445v-838">
          <text:p/>
        </draw:connector>
        <draw:connector draw:style-name="gr3" draw:text-style-name="P1" draw:layer="layout" draw:type="line" svg:x1="15.175cm" svg:y1="7.045cm" svg:x2="15.175cm" svg:y2="6.207cm" draw:start-shape="id13" draw:start-glue-point="0" draw:end-shape="id6" draw:end-glue-point="2" svg:d="M15175 7045v-838">
          <text:p/>
        </draw:connector>
        <draw:connector draw:style-name="gr3" draw:text-style-name="P1" draw:layer="layout" draw:type="line" svg:x1="15.175cm" svg:y1="5.445cm" svg:x2="15.175cm" svg:y2="4.607cm" draw:start-shape="id6" draw:start-glue-point="0" draw:end-shape="id14" draw:end-glue-point="2" svg:d="M15175 5445v-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4-06-28T14:05:14.36</meta:creation-date>
    <dc:date>2024-06-28T14:31:34.13</dc:date>
    <dc:creator>Loc Nguyen</dc:creator>
    <meta:editing-duration>PT26M19S</meta:editing-duration>
    <meta:editing-cycles>5</meta:editing-cycles>
    <meta:generator>OpenOffice/4.1.14$Win32 OpenOffice.org_project/4114m1$Build-9811</meta:generator>
    <meta:document-statistic meta:object-count="27"/>
  </office:meta>
</office:document-meta>
</file>